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1964e9"/>
    </style:style>
    <style:style style:name="P7" style:family="paragraph" style:parent-style-name="Text_20_body" style:list-style-name="L4">
      <style:text-properties officeooo:rsid="000ce1c1" officeooo:paragraph-rsid="000ce1c1"/>
    </style:style>
    <style:style style:name="P8" style:family="paragraph" style:parent-style-name="Text_20_body" style:list-style-name="L1">
      <style:text-properties officeooo:rsid="0015a2b0" officeooo:paragraph-rsid="001ff9ec"/>
    </style:style>
    <style:style style:name="P9" style:family="paragraph" style:parent-style-name="Text_20_body" style:list-style-name="L2">
      <style:text-properties officeooo:rsid="001e3778" officeooo:paragraph-rsid="001e3778"/>
    </style:style>
    <style:style style:name="P10" style:family="paragraph" style:parent-style-name="Text_20_body" style:list-style-name="L3">
      <style:text-properties officeooo:rsid="001e3778" officeooo:paragraph-rsid="001e3778"/>
    </style:style>
    <style:style style:name="P11" style:family="paragraph" style:parent-style-name="Text_20_body" style:list-style-name="L5">
      <style:text-properties officeooo:rsid="001ff9ec" officeooo:paragraph-rsid="001ff9ec"/>
    </style:style>
    <style:style style:name="P12" style:family="paragraph" style:parent-style-name="Text_20_body" style:list-style-name="L1">
      <style:text-properties officeooo:rsid="0021be31" officeooo:paragraph-rsid="0021be31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964e9"/>
    </style:style>
    <style:style style:name="T5" style:family="text">
      <style:text-properties officeooo:rsid="001d6419"/>
    </style:style>
    <style:style style:name="T6" style:family="text">
      <style:text-properties officeooo:rsid="001ff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4">4</text:span></text:h>
      <text:p text:style-name="P3"><text:span text:style-name="T1">Total working hours -</text:span> <text:span text:style-name="T6">8</text:span>.</text:p>
      <text:p text:style-name="P1"><text:span text:style-name="T1">Tasks completed</text:span>:</text:p>
      <text:list xml:id="list2613880864440122035" text:style-name="L1">
        <text:list-item>
          <text:p text:style-name="P6">Encryption <text:span text:style-name="T3">main</text:span> function <text:span text:style-name="T5">AES_encrypt, test case and</text:span> unit testing.</text:p>
        </text:list-item>
        <text:list-item>
          <text:p text:style-name="P8">Decryption helper functions <text:span text:style-name="T6">(AES_Inv*), test cases and </text:span>unit testing.</text:p>
        </text:list-item>
        <text:list-item>
          <text:p text:style-name="P8">Decryption main function <text:span text:style-name="T6">AES_decrypt, test case </text:span>and unit testing.</text:p>
        </text:list-item>
        <text:list-item>
          <text:p text:style-name="P12">Updated documentation.</text:p>
        </text:list-item>
      </text:list>
      <text:p text:style-name="P4">Progress on the software:</text:p>
      <text:list xml:id="list4147988072153262462" text:style-name="L2">
        <text:list-item>
          <text:p text:style-name="P9">Now it actually encrypts <text:span text:style-name="T6">and decrypts</text:span>, albeit one block at a time :) </text:p>
        </text:list-item>
      </text:list>
      <text:p text:style-name="P4">Learned:</text:p>
      <text:list xml:id="list8367734996948115988" text:style-name="L3">
        <text:list-item>
          <text:p text:style-name="P10">This is a complicated algorithm. I would use a library if I needed this in production code.</text:p>
        </text:list-item>
      </text:list>
      <text:p text:style-name="P2"><text:span text:style-name="T1">Unclear / problems</text:span>:</text:p>
      <text:list xml:id="list1281959213341416875" text:style-name="L4">
        <text:list-item>
          <text:p text:style-name="P7">None, for now.</text:p>
        </text:list-item>
      </text:list>
      <text:p text:style-name="P2"><text:span text:style-name="T2">Next</text:span>:</text:p>
      <text:list xml:id="list1671776700064238725" text:style-name="L5">
        <text:list-item>
          <text:p text:style-name="P11">Main progr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04T21:12:53.960026000</dc:date>
    <dc:creator>Riku Kalinen</dc:creator>
    <meta:editing-duration>PT2H2M44S</meta:editing-duration>
    <meta:editing-cycles>24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5" meta:word-count="91" meta:character-count="527" meta:non-whitespace-character-count="458"/>
  </office:meta>
</office:document-meta>
</file>